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pt" style:use-optimal-row-height="true"/>
    </style:style>
    <style:style style:name="ACOL-0" style:family="table-column">
      <style:table-column-properties style:column-width="47.25pt" style:use-optimal-column-width="true"/>
    </style:style>
    <style:style style:name="ACE-0" style:family="table-cell" style:data-style-name="General">
      <style:table-cell-properties fo:background-color="#ccffcc" gnm:background-colour="#ccff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黑体"/>
    </style:style>
    <style:style style:name="ACE-1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2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4" style:family="table-cell" style:data-style-name="General">
      <style:table-cell-properties fo:background-color="#ccccff" gnm:background-colour="#cc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5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7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10" style:family="table-cell" style:data-style-name="General">
      <style:table-cell-properties fo:background-color="#ccccff" gnm:background-colour="#cc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11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13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" style:family="table-cell" style:data-style-name="General">
      <style:table-cell-properties fo:background-color="#ccccff" gnm:background-colour="#cc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15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16" style:family="table-cell" style:data-style-name="General">
      <style:table-cell-properties fo:background-color="#8eb4e3" gnm:background-colour="#8eb4e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18" style:family="table-cell" style:data-style-name="General">
      <style:table-cell-properties fo:background-color="#ccccff" gnm:background-colour="#cc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20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21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1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71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宋体1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hidden-and-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non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1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136.49pt" style:use-optimal-column-width="true"/>
    </style:style>
    <style:style style:name="ACOL-2" style:family="table-column">
      <style:table-column-properties style:column-width="159.76pt" style:use-optimal-column-width="true"/>
    </style:style>
    <style:style style:name="ACOL-3" style:family="table-column">
      <style:table-column-properties style:column-width="72pt" style:use-optimal-column-width="true"/>
    </style:style>
    <style:style style:name="ACOL-4" style:family="table-column">
      <style:table-column-properties style:column-width="94.51pt" style:use-optimal-column-width="true"/>
    </style:style>
    <style:style style:name="ACOL-5" style:family="table-column">
      <style:table-column-properties style:column-width="263.99pt" style:use-optimal-column-width="true"/>
    </style:style>
    <style:style style:name="ACOL-6" style:family="table-column">
      <style:table-column-properties style:column-width="165pt" style:use-optimal-column-width="true"/>
    </style:style>
    <style:style style:name="ACOL-7" style:family="table-column">
      <style:table-column-properties style:column-width="94.96pt" style:use-optimal-column-width="true"/>
    </style:style>
    <style:style style:name="ACOL-8" style:family="table-column">
      <style:table-column-properties style:column-width="100.35pt" style:use-optimal-column-width="true"/>
    </style:style>
    <style:style style:name="ACOL-9" style:family="table-column">
      <style:table-column-properties style:column-width="186.75pt" style:use-optimal-column-width="true"/>
    </style:style>
    <style:style style:name="ACOL-10" style:family="table-column"/>
    <style:style style:name="AROW-1" style:family="table-row">
      <style:table-row-properties style:row-height="18.65pt" style:use-optimal-row-height="true"/>
    </style:style>
    <style:style style:name="AROW-2" style:family="table-row">
      <style:table-row-properties style:row-height="15.65pt" style:use-optimal-row-height="true"/>
    </style:style>
    <style:style style:name="AROW-3" style:family="table-row">
      <style:table-row-properties style:row-height="25.34pt" style:use-optimal-row-height="false"/>
    </style:style>
    <style:style style:name="AROW-4" style:family="table-row">
      <style:table-row-properties style:row-height="27.61pt" style:use-optimal-row-height="true"/>
    </style:style>
    <style:style style:name="AROW-5" style:family="table-row">
      <style:table-row-properties style:row-height="42.49pt" style:use-optimal-row-height="false"/>
    </style:style>
    <style:style style:name="AROW-6" style:family="table-row">
      <style:table-row-properties style:row-height="47pt" style:use-optimal-row-height="false"/>
    </style:style>
    <style:style style:name="AROW-7" style:family="table-row">
      <style:table-row-properties style:row-height="39.54pt" style:use-optimal-row-height="false"/>
    </style:style>
    <style:style style:name="AROW-8" style:family="table-row">
      <style:table-row-properties style:row-height="40.25pt" style:use-optimal-row-height="true"/>
    </style:style>
    <style:style style:name="AROW-9" style:family="table-row">
      <style:table-row-properties style:row-height="51.45pt" style:use-optimal-row-height="false"/>
    </style:style>
    <style:style style:name="AROW-10" style:family="table-row">
      <style:table-row-properties style:row-height="43.99pt" style:use-optimal-row-height="false"/>
    </style:style>
    <style:style style:name="AROW-11" style:family="table-row">
      <style:table-row-properties style:row-height="37.3pt" style:use-optimal-row-height="false"/>
    </style:style>
    <style:style style:name="AROW-12" style:family="table-row">
      <style:table-row-properties style:row-height="40.25pt" style:use-optimal-row-height="false"/>
    </style:style>
    <style:style style:name="AROW-13" style:family="table-row">
      <style:table-row-properties style:row-height="38.04pt" style:use-optimal-row-height="false"/>
    </style:style>
    <style:style style:name="AROW-14" style:family="table-row">
      <style:table-row-properties style:row-height="48.5pt" style:use-optimal-row-height="false"/>
    </style:style>
    <style:style style:name="AROW-15" style:family="table-row">
      <style:table-row-properties style:row-height="40.99pt" style:use-optimal-row-height="true"/>
    </style:style>
    <style:style style:name="AROW-16" style:family="table-row">
      <style:table-row-properties style:row-height="14.14pt" style:use-optimal-row-height="true"/>
    </style:style>
    <style:style style:name="AROW-17" style:family="table-row">
      <style:table-row-properties style:row-height="14.91pt" style:use-optimal-row-height="true"/>
    </style:style>
    <style:style style:name="AROW-18" style:family="table-row">
      <style:table-row-properties style:row-height="27.61pt" style:use-optimal-row-height="false"/>
    </style:style>
    <style:style style:name="AROW-19" style:family="table-row">
      <style:table-row-properties style:row-height="52.95pt" style:use-optimal-row-height="true"/>
    </style:style>
    <style:style style:name="AROW-20" style:family="table-row">
      <style:table-row-properties style:row-height="44.76pt" style:use-optimal-row-height="false"/>
    </style:style>
    <style:style style:name="AROW-21" style:family="table-row">
      <style:table-row-properties style:row-height="38.81pt" style:use-optimal-row-height="false"/>
    </style:style>
    <style:style style:name="AROW-22" style:family="table-row">
      <style:table-row-properties style:row-height="51.76pt" style:use-optimal-row-height="false"/>
    </style:style>
    <style:style style:name="AROW-23" style:family="table-row">
      <style:table-row-properties style:row-height="40.99pt" style:use-optimal-row-height="false"/>
    </style:style>
    <style:style style:name="AROW-24" style:family="table-row">
      <style:table-row-properties style:row-height="41.75pt" style:use-optimal-row-height="false"/>
    </style:style>
    <style:style style:name="AROW-25" style:family="table-row">
      <style:table-row-properties style:row-height="27.01pt" style:use-optimal-row-height="false"/>
    </style:style>
    <style:style style:name="AROW-26" style:family="table-row">
      <style:table-row-properties style:row-height="28.35pt" style:use-optimal-row-height="true"/>
    </style:style>
    <style:style style:name="AROW-27" style:family="table-row">
      <style:table-row-properties style:row-height="43.26pt" style:use-optimal-row-height="false"/>
    </style:style>
    <style:style style:name="AROW-28" style:family="table-row">
      <style:table-row-properties style:row-height="42.75pt" style:use-optimal-row-height="false"/>
    </style:style>
    <style:style style:name="AROW-29" style:family="table-row">
      <style:table-row-properties style:row-height="45.75pt" style:use-optimal-row-height="false"/>
    </style:style>
    <style:style style:name="AROW-30" style:family="table-row">
      <style:table-row-properties style:row-height="37.5pt" style:use-optimal-row-height="false"/>
    </style:style>
    <style:style style:name="AROW-31" style:family="table-row">
      <style:table-row-properties style:row-height="47.99pt" style:use-optimal-row-height="false"/>
    </style:style>
    <style:style style:name="AROW-32" style:family="table-row">
      <style:table-row-properties style:row-height="63.01pt" style:use-optimal-row-height="false"/>
    </style:style>
    <style:style style:name="AROW-33" style:family="table-row">
      <style:table-row-properties style:row-height="30.76pt" style:use-optimal-row-height="false"/>
    </style:style>
    <style:style style:name="AROW-34" style:family="table-row">
      <style:table-row-properties style:row-height="64.15pt" style:use-optimal-row-height="false"/>
    </style:style>
    <style:style style:name="AROW-35" style:family="table-row">
      <style:table-row-properties style:row-height="17.35pt" style:use-optimal-row-height="true"/>
    </style:style>
    <style:style style:name="AROW-36" style:family="table-row"/>
    <style:style style:name="AROW-37" style:family="table-row">
      <style:table-row-properties style:row-height="13.4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Sheet2'.I65" table:condition="of:cell-content-is-in-list({&quot;有&quot;;&quot;无&quot;})">
          <table:error-message table:display="true" table:message-type="stop"/>
        </table:content-validation>
        <table:content-validation table:name="VAL-0" table:allow-empty-cell="true" table:display-list="unsorted" table:base-cell-address="$'Sheet2'.I71" table:condition="of:cell-content-is-in-list({&quot;有&quot;;&quot;无&quot;})">
          <table:error-message table:display="true" table:message-type="stop"/>
        </table:content-validation>
        <table:content-validation table:name="VAL-1" table:allow-empty-cell="true" table:display-list="unsorted" table:base-cell-address="$'Sheet2'.K3" table:condition="of:cell-content-is-in-list([.$A$6:.$A$219])">
          <table:error-message table:display="true" table:message-type="stop"/>
        </table:content-validation>
        <table:content-validation table:name="VAL-2" table:allow-empty-cell="true" table:display-list="unsorted" table:base-cell-address="$'Sheet2'.K7" table:condition="of:cell-content-is-in-list({&quot;正常生产&quot;;&quot;试制产品&quot;})">
          <table:error-message table:display="true" table:message-type="stop"/>
        </table:content-validation>
        <table:content-validation table:name="VAL-3" table:allow-empty-cell="true" table:display-list="unsorted" table:base-cell-address="$'Sheet2'.K11" table:condition="of:cell-content-is-in-list({&quot;符合&quot;;&quot;不符合&quot;;&quot;/&quot;})">
          <table:error-message table:display="true" table:message-type="stop"/>
        </table:content-validation>
        <table:content-validation table:name="VAL-4" table:allow-empty-cell="true" table:display-list="unsorted" table:base-cell-address="$'Sheet2'.K15" table:condition="of:cell-content-is-in-list({&quot;符合&quot;;&quot;不符合&quot;;&quot;/&quot;})">
          <table:error-message table:display="true" table:message-type="stop"/>
        </table:content-validation>
        <table:content-validation table:name="VAL-4" table:allow-empty-cell="true" table:display-list="unsorted" table:base-cell-address="$'Sheet2'.K21" table:condition="of:cell-content-is-in-list({&quot;符合&quot;;&quot;不符合&quot;;&quot;/&quot;})">
          <table:error-message table:display="true" table:message-type="stop"/>
        </table:content-validation>
        <table:content-validation table:name="VAL-5" table:allow-empty-cell="true" table:display-list="unsorted" table:base-cell-address="$'Sheet2'.K25" table:condition="of:cell-content-is-in-list({&quot;符合&quot;;&quot;不符合&quot;;&quot;/&quot;})">
          <table:error-message table:display="true" table:message-type="stop"/>
        </table:content-validation>
        <table:content-validation table:name="VAL-5" table:allow-empty-cell="true" table:display-list="unsorted" table:base-cell-address="$'Sheet2'.K31" table:condition="of:cell-content-is-in-list({&quot;符合&quot;;&quot;不符合&quot;;&quot;/&quot;})">
          <table:error-message table:display="true" table:message-type="stop"/>
        </table:content-validation>
        <table:content-validation table:name="VAL-6" table:allow-empty-cell="true" table:display-list="unsorted" table:base-cell-address="$'Sheet2'.K35" table:condition="of:cell-content-is-in-list({&quot;符合&quot;;&quot;不符合&quot;;&quot;/&quot;})">
          <table:error-message table:display="true" table:message-type="stop"/>
        </table:content-validation>
        <table:content-validation table:name="VAL-7" table:allow-empty-cell="true" table:display-list="unsorted" table:base-cell-address="$'Sheet2'.K49" table:condition="of:cell-content-is-in-list({&quot;符合&quot;;&quot;不符合&quot;;&quot;/&quot;})">
          <table:error-message table:display="true" table:message-type="stop"/>
        </table:content-validation>
        <table:content-validation table:name="VAL-8" table:allow-empty-cell="true" table:display-list="unsorted" table:base-cell-address="$'Sheet2'.K53" table:condition="of:cell-content-is-in-list({&quot;符合&quot;;&quot;不符合&quot;;&quot;/&quot;})">
          <table:error-message table:display="true" table:message-type="stop"/>
        </table:content-validation>
        <table:content-validation table:name="VAL-8" table:allow-empty-cell="true" table:display-list="unsorted" table:base-cell-address="$'Sheet2'.K57" table:condition="of:cell-content-is-in-list({&quot;符合&quot;;&quot;不符合&quot;;&quot;/&quot;})">
          <table:error-message table:display="true" table:message-type="stop"/>
        </table:content-validation>
        <table:content-validation table:name="VAL-9" table:allow-empty-cell="true" table:display-list="unsorted" table:base-cell-address="$'Sheet2'.K59" table:condition="of:cell-content-is-in-list({&quot;符合&quot;;&quot;不符合&quot;;&quot;/&quot;})">
          <table:error-message table:display="true" table:message-type="stop"/>
        </table:content-validation>
        <table:content-validation table:name="VAL-10" table:allow-empty-cell="true" table:display-list="unsorted" table:base-cell-address="$'Sheet2'.K61" table:condition="of:cell-content-is-in-list({&quot;符合&quot;;&quot;不符合&quot;;&quot;/&quot;})">
          <table:error-message table:display="true" table:message-type="stop"/>
        </table:content-validation>
        <table:content-validation table:name="VAL-11" table:allow-empty-cell="true" table:display-list="unsorted" table:base-cell-address="$'Sheet2'.K69" table:condition="of:cell-content-is-in-list({&quot;符合&quot;;&quot;不符合&quot;;&quot;/&quot;})">
          <table:error-message table:display="true" table:message-type="stop"/>
        </table:content-validation>
        <table:content-validation table:name="VAL-12" table:allow-empty-cell="true" table:display-list="unsorted" table:base-cell-address="$'Sheet2'.K155" table:condition="of:cell-content-is-in-list({&quot;合格&quot;;&quot;待判&quot;;&quot;不合格&quot;})">
          <table:error-message table:display="true" table:message-type="stop"/>
        </table:content-validation>
        <table:content-validation table:name="VAL-13" table:allow-empty-cell="true" table:display-list="unsorted" table:base-cell-address="$'Sheet2'.K157" table:condition="of:cell-content-is-in-list([.$A$71:.$A$83])">
          <table:error-message table:display="true" table:message-type="stop"/>
        </table:content-validation>
        <table:content-validation table:name="VAL-14" table:allow-empty-cell="true" table:display-list="unsorted" table:base-cell-address="$'Sheet2'.K159" table:condition="of:cell-content-is-in-list({&quot;谢晓琼&quot;;&quot;刘卫红&quot;;&quot;何伟&quot;})">
          <table:error-message table:display="true" table:message-type="stop"/>
        </table:content-validation>
        <table:content-validation table:name="VAL-15" table:allow-empty-cell="true" table:display-list="unsorted" table:base-cell-address="$'Sheet2'.K163" table:condition="of:cell-content-is-in-list({&quot;按工艺要求反掺使用&quot;;&quot;质管室组织评审&quot;})">
          <table:error-message table:display="true" table:message-type="stop"/>
        </table:content-validation>
        <table:content-validation table:name="VAL-11" table:allow-empty-cell="true" table:display-list="unsorted" table:base-cell-address="$'Sheet2'.K165" table:condition="of:cell-content-is-in-list({&quot;符合&quot;;&quot;不符合&quot;;&quot;/&quot;})">
          <table:error-message table:display="true" table:message-type="stop"/>
        </table:content-validation>
        <table:content-validation table:name="VAL-16" table:allow-empty-cell="true" table:display-list="unsorted" table:base-cell-address="$'Sheet2'.K167" table:condition="of:cell-content-is-in-list({&quot;谢晓琼&quot;;&quot;刘卫红、何伟&quot;})">
          <table:error-message table:display="true" table:message-type="stop"/>
        </table:content-validation>
      </table:content-validations>
      <table:table table:name="Sheet2" table:style-name="ta-0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4"/>
        <table:table-column table:default-cell-style-name="ACE-8" table:style-name="ACOL-5"/>
        <table:table-column table:default-cell-style-name="ACE-8" table:style-name="ACOL-0"/>
        <table:table-column table:default-cell-style-name="ACE-8" table:style-name="ACOL-6"/>
        <table:table-column table:default-cell-style-name="ACE-8" table:style-name="ACOL-7"/>
        <table:table-column table:default-cell-style-name="ACE-8" table:style-name="ACOL-8"/>
        <table:table-column table:default-cell-style-name="ACE-8" table:style-name="ACOL-9"/>
        <table:table-column table:default-cell-style-name="ACE-8" table:style-name="ACOL-0" table:number-columns-repeated="1014"/>
        <table:table-row table:style-name="AROW-1">
          <table:table-cell table:number-columns-spanned="5" table:style-name="ACE-0" office:value-type="string">
            <text:p>The quality inspection and <text:s/>inspection records of making cut tobacco</text:p>
          </table:table-cell>
          <table:covered-table-cell table:number-columns-repeated="4"/>
          <table:table-cell table:number-columns-spanned="2" table:style-name="ACE-22" office:value-type="string">
            <text:p>JL/08.J.7001-01</text:p>
          </table:table-cell>
          <table:covered-table-cell/>
          <table:table-cell table:number-columns-repeated="2" table:style-name="ACE-52"/>
          <table:table-cell table:number-columns-repeated="1015" table:style-name="ACE-8"/>
        </table:table-row>
        <table:table-row table:style-name="AROW-2">
          <table:table-cell table:number-columns-spanned="5" table:style-name="ACE-1" office:value-type="string">
            <text:p>生产日期 date in produced</text:p>
          </table:table-cell>
          <table:covered-table-cell table:number-columns-repeated="4"/>
          <table:table-cell table:number-columns-spanned="2" table:style-name="ACE-23" table:content-validation-name="VAL-1" office:value-type="date" office:date-value="2016-06-22">
            <text:p>6月22日</text:p>
          </table:table-cell>
          <table:covered-table-cell/>
          <table:table-cell table:number-columns-spanned="2" table:style-name="ACE-8" office:value-type="string">
            <text:p>date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1" office:value-type="string">
            <text:p>生产批号 batch number</text:p>
          </table:table-cell>
          <table:covered-table-cell table:number-columns-repeated="4"/>
          <table:table-cell table:number-columns-spanned="2" table:style-name="ACE-53" office:value-type="float" office:value="16062201">
            <text:p>16062201</text:p>
          </table:table-cell>
          <table:covered-table-cell/>
          <table:table-cell table:number-columns-spanned="2" table:style-name="ACE-53" office:value-type="string">
            <text:p>batchNr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1" office:value-type="string">
            <text:p>生产情况 production status</text:p>
          </table:table-cell>
          <table:covered-table-cell table:number-columns-repeated="4"/>
          <table:table-cell table:number-columns-spanned="2" table:style-name="ACE-24" table:content-validation-name="VAL-2" office:value-type="string">
            <text:p>试制产品</text:p>
          </table:table-cell>
          <table:covered-table-cell/>
          <table:table-cell table:number-columns-spanned="2" table:style-name="ACE-8" office:value-type="string">
            <text:p>prodStat</text:p>
          </table:table-cell>
          <table:covered-table-cell/>
          <table:table-cell table:style-name="ACE-8" office:value-type="string">
            <text:p>the normal production正常生产</text:p>
          </table:table-cell>
          <table:table-cell table:number-columns-repeated="1014" table:style-name="ACE-8"/>
        </table:table-row>
        <table:table-row table:style-name="AROW-3">
          <table:table-cell table:style-name="ACE-2" office:value-type="string">
            <text:p>工序process</text:p>
          </table:table-cell>
          <table:table-cell table:style-name="ACE-2" office:value-type="string">
            <text:p>判定项目 inspection items</text:p>
          </table:table-cell>
          <table:table-cell table:number-columns-spanned="3" table:style-name="ACE-1" office:value-type="string">
            <text:p>指标要求 specifications</text:p>
          </table:table-cell>
          <table:covered-table-cell table:number-columns-repeated="2"/>
          <table:table-cell table:number-columns-spanned="2" table:style-name="ACE-54" office:value-type="string">
            <text:p>检验情况inspection status</text:p>
          </table:table-cell>
          <table:covered-table-cell/>
          <table:table-cell table:number-columns-spanned="2" table:style-name="ACE-54"/>
          <table:covered-table-cell/>
          <table:table-cell table:style-name="ACE-8" office:value-type="string">
            <text:p><text:span text:style-name="AC-script"><text:span text:style-name="AC-script"><text:span text:style-name="AC-weight400"><text:span text:style-name="AC-roman"><text:span text:style-name="NS-colour-000000"><text:span text:style-name="AC-underline-none">试制产品 The trial production</text:span></text:span></text:span></text:span></text:span></text:span></text:p>
          </table:table-cell>
          <table:table-cell table:number-columns-repeated="1014" table:style-name="ACE-8"/>
        </table:table-row>
        <table:table-row table:style-name="AROW-4">
          <table:table-cell table:style-name="ACE-2" office:value-type="string">
            <text:p>投料Feed intake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原料标识符合配方material identification accord to the Formulation requirements </text:p>
          </table:table-cell>
          <table:covered-table-cell table:number-columns-repeated="2"/>
          <table:table-cell table:number-columns-spanned="2" table:style-name="ACE-25" table:content-validation-name="VAL-3" office:value-type="string">
            <text:p>符合</text:p>
          </table:table-cell>
          <table:covered-table-cell/>
          <table:table-cell table:number-columns-spanned="2" table:style-name="ACE-8" office:value-type="string">
            <text:p>rawMatOK</text:p>
          </table:table-cell>
          <table:covered-table-cell/>
          <table:table-cell table:number-columns-repeated="1015" table:style-name="ACE-8"/>
        </table:table-row>
        <table:table-row table:style-name="AROW-5">
          <table:table-cell table:number-rows-spanned="5" table:style-name="ACE-2" office:value-type="string">
            <text:p>一次加料回潮 <text:s text:c="9"/>the first moisture regain</text:p>
          </table:table-cell>
          <table:table-cell table:style-name="ACE-9" office:value-type="string">
            <text:p>入口物料含水率（%）material moisture of material in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1_matinMoistA </text:p>
          </table:table-cell>
          <table:table-cell table:style-name="ACE-44" office:value-type="string">
            <text:p>1_matinMoistB </text:p>
          </table:table-cell>
          <table:table-cell table:number-columns-repeated="1015" table:style-name="ACE-8"/>
        </table:table-row>
        <table:table-row table:style-name="AROW-4">
          <table:covered-table-cell/>
          <table:table-cell table:style-name="ACE-9" office:value-type="string">
            <text:p>料液识别 liquid Identification</text:p>
          </table:table-cell>
          <table:table-cell table:number-columns-spanned="3" table:style-name="ACE-11" office:value-type="string">
            <text:p>料液标识符合生产牌号liquid Identification accord to <text:s/>The product</text:p>
          </table:table-cell>
          <table:covered-table-cell table:number-columns-repeated="2"/>
          <table:table-cell table:number-columns-spanned="2" table:style-name="ACE-27" table:content-validation-name="VAL-4" office:value-type="string">
            <text:p>符合</text:p>
          </table:table-cell>
          <table:covered-table-cell/>
          <table:table-cell table:number-columns-spanned="2" table:style-name="ACE-8" office:value-type="string">
            <text:p>1_moistOK</text:p>
          </table:table-cell>
          <table:covered-table-cell/>
          <table:table-cell table:style-name="ACE-8" office:value-type="string">
            <text:p>符合 eligible</text:p>
          </table:table-cell>
          <table:table-cell table:number-columns-repeated="1014" table:style-name="ACE-8"/>
        </table:table-row>
        <table:table-row table:style-name="AROW-6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2" office:value-type="float" office:value="27">
            <text:p>27</text:p>
          </table:table-cell>
          <table:table-cell table:style-name="ACE-13" office:value-type="string">
            <text:p>-</text:p>
          </table:table-cell>
          <table:table-cell table:style-name="ACE-19" office:value-type="float" office:value="29">
            <text:p>29</text:p>
          </table:table-cell>
          <table:table-cell table:style-name="ACE-26" office:value-type="float" office:value="28.760000000000002">
            <text:p>28.76</text:p>
          </table:table-cell>
          <table:table-cell table:style-name="ACE-43" office:value-type="float" office:value="28.539999999999999">
            <text:p>28.54</text:p>
          </table:table-cell>
          <table:table-cell table:style-name="ACE-34" office:value-type="string">
            <text:p>1_matoutMoistA</text:p>
          </table:table-cell>
          <table:table-cell table:style-name="ACE-44" office:value-type="string">
            <text:p>1_matoutMoistB</text:p>
          </table:table-cell>
          <table:table-cell table:number-columns-repeated="1015" table:style-name="ACE-8"/>
        </table:table-row>
        <table:table-row table:style-name="AROW-7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1_matoutTempA</text:p>
          </table:table-cell>
          <table:table-cell table:style-name="ACE-44" office:value-type="string">
            <text:p>1_matoutTempB</text:p>
          </table:table-cell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加料累计精度（%）The cumulative accuracy of charging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19" office:value-type="float" office:value="1">
            <text:p>1</text:p>
          </table:table-cell>
          <table:table-cell table:number-columns-spanned="2" table:style-name="ACE-27" table:content-validation-name="VAL-4" office:value-type="float" office:value="0.82999999999999996">
            <text:p>0.83</text:p>
          </table:table-cell>
          <table:covered-table-cell/>
          <table:table-cell table:number-columns-spanned="2" table:style-name="ACE-45" office:value-type="string">
            <text:p>1_accuracy</text:p>
          </table:table-cell>
          <table:covered-table-cell/>
          <table:table-cell table:number-columns-repeated="1015" table:style-name="ACE-8"/>
        </table:table-row>
        <table:table-row table:style-name="AROW-5">
          <table:table-cell table:number-rows-spanned="5" table:style-name="ACE-2" office:value-type="string">
            <text:p>二次加料回潮 <text:s text:c="8"/>the second moisture regain</text:p>
          </table:table-cell>
          <table:table-cell table:style-name="ACE-9" office:value-type="string">
            <text:p>入口物料含水率（%） <text:s/>material moisture of material in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2_matinMoistA</text:p>
          </table:table-cell>
          <table:table-cell table:style-name="ACE-44" office:value-type="string">
            <text:p>2_matinMoistB</text:p>
          </table:table-cell>
          <table:table-cell table:number-columns-repeated="1015" table:style-name="ACE-8"/>
        </table:table-row>
        <table:table-row table:style-name="AROW-4">
          <table:covered-table-cell/>
          <table:table-cell table:style-name="ACE-9" office:value-type="string">
            <text:p>料液识别 <text:s text:c="2"/>liquid Identification</text:p>
          </table:table-cell>
          <table:table-cell table:number-columns-repeated="3" table:style-name="ACE-8"/>
          <table:table-cell table:number-columns-spanned="2" table:style-name="ACE-28" table:content-validation-name="VAL-5" office:value-type="string">
            <text:p>/</text:p>
          </table:table-cell>
          <table:covered-table-cell/>
          <table:table-cell table:number-columns-spanned="2" table:style-name="ACE-8" office:value-type="string">
            <text:p>2_moistOK</text:p>
          </table:table-cell>
          <table:covered-table-cell/>
          <table:table-cell table:number-columns-repeated="1015" table:style-name="ACE-8"/>
        </table:table-row>
        <table:table-row table:style-name="AROW-9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2_matoutMoistA</text:p>
          </table:table-cell>
          <table:table-cell table:style-name="ACE-44" office:value-type="string">
            <text:p>2_matoutMoistB</text:p>
          </table:table-cell>
          <table:table-cell table:number-columns-repeated="1015" table:style-name="ACE-8"/>
        </table:table-row>
        <table:table-row table:style-name="AROW-10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2_matoutTempA</text:p>
          </table:table-cell>
          <table:table-cell table:style-name="ACE-44" office:value-type="string">
            <text:p>2_matoutTempB</text:p>
          </table:table-cell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加料累计精度（%）The cumulative accuracy of charging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19" office:value-type="string">
            <text:p>/</text:p>
          </table:table-cell>
          <table:table-cell table:number-columns-spanned="2" table:style-name="ACE-28" table:content-validation-name="VAL-5" office:value-type="string">
            <text:p>/</text:p>
          </table:table-cell>
          <table:covered-table-cell/>
          <table:table-cell table:number-columns-spanned="2" table:style-name="ACE-45" office:value-type="string">
            <text:p>2_accuracy</text:p>
          </table:table-cell>
          <table:covered-table-cell/>
          <table:table-cell table:number-columns-repeated="1015" table:style-name="ACE-8"/>
        </table:table-row>
        <table:table-row table:style-name="AROW-11">
          <table:table-cell table:number-rows-spanned="2" table:style-name="ACE-2" office:value-type="string">
            <text:p>贮叶keep in storage</text:p>
          </table:table-cell>
          <table:table-cell table:style-name="ACE-9" office:value-type="string">
            <text:p>贮存时间（h）storage time</text:p>
          </table:table-cell>
          <table:table-cell table:style-name="ACE-12" office:value-type="float" office:value="3">
            <text:p>3</text:p>
          </table:table-cell>
          <table:table-cell table:style-name="ACE-13" office:value-type="string">
            <text:p>-</text:p>
          </table:table-cell>
          <table:table-cell table:style-name="ACE-19" office:value-type="float" office:value="5">
            <text:p>5</text:p>
          </table:table-cell>
          <table:table-cell table:number-columns-spanned="2" table:style-name="ACE-28" table:content-validation-name="VAL-5" office:value-type="float" office:value="3.5">
            <text:p>3.5</text:p>
          </table:table-cell>
          <table:covered-table-cell/>
          <table:table-cell table:style-name="ACE-34" office:value-type="string">
            <text:p>storageTime</text:p>
          </table:table-cell>
          <table:table-cell table:style-name="ACE-44"/>
          <table:table-cell table:number-columns-repeated="1015" table:style-name="ACE-8"/>
        </table:table-row>
        <table:table-row table:style-name="AROW-4">
          <table:covered-table-cell/>
          <table:table-cell table:style-name="ACE-9" office:value-type="string">
            <text:p>物料识别 <text:s/>Material </text:p>
          </table:table-cell>
          <table:table-cell table:number-columns-repeated="3" table:style-name="ACE-8"/>
          <table:table-cell table:number-columns-spanned="2" table:style-name="ACE-29" table:content-validation-name="VAL-6" office:value-type="string">
            <text:p>符合</text:p>
          </table:table-cell>
          <table:covered-table-cell/>
          <table:table-cell table:number-columns-spanned="2" table:style-name="ACE-8" office:value-type="string">
            <text:p>storageMatOK</text:p>
          </table:table-cell>
          <table:covered-table-cell/>
          <table:table-cell table:number-columns-repeated="1015" table:style-name="ACE-8"/>
        </table:table-row>
        <table:table-row table:style-name="AROW-4">
          <table:table-cell table:style-name="ACE-2" office:value-type="string">
            <text:p>切丝 cut into strips</text:p>
          </table:table-cell>
          <table:table-cell table:style-name="ACE-9" office:value-type="string">
            <text:p>切丝宽度（mm）tobacco cut width</text:p>
          </table:table-cell>
          <table:table-cell table:style-name="ACE-12" office:value-type="float" office:value="0.84999999999999998">
            <text:p>0.85</text:p>
          </table:table-cell>
          <table:table-cell table:style-name="ACE-13" office:value-type="string">
            <text:p>-</text:p>
          </table:table-cell>
          <table:table-cell table:style-name="ACE-19" office:value-type="float" office:value="1.05">
            <text:p>1.05</text:p>
          </table:table-cell>
          <table:table-cell table:number-columns-spanned="2" table:style-name="ACE-29" table:content-validation-name="VAL-6" office:value-type="string">
            <text:p>/</text:p>
          </table:table-cell>
          <table:covered-table-cell/>
          <table:table-cell table:number-columns-spanned="2" table:style-name="ACE-45" office:value-type="string">
            <text:p>cutWidth</text:p>
          </table:table-cell>
          <table:covered-table-cell/>
          <table:table-cell table:number-columns-repeated="1015" table:style-name="ACE-8"/>
        </table:table-row>
        <table:table-row table:style-name="AROW-12">
          <table:table-cell table:number-rows-spanned="3" table:style-name="ACE-2" office:value-type="string">
            <text:p>叶丝增温增湿（滚筒）humidifying and heating( Cylinder)</text:p>
          </table:table-cell>
          <table:table-cell table:style-name="ACE-9" office:value-type="string">
            <text:p>入口物料含水率（%）material moisture of material in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cyl_matinMoistA</text:p>
          </table:table-cell>
          <table:table-cell table:style-name="ACE-44" office:value-type="string">
            <text:p>cyl_matinMoistb</text:p>
          </table:table-cell>
          <table:table-cell table:number-columns-repeated="1015" table:style-name="ACE-8"/>
        </table:table-row>
        <table:table-row table:style-name="AROW-13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cyl_matoutMoistA</text:p>
          </table:table-cell>
          <table:table-cell table:style-name="ACE-44" office:value-type="string">
            <text:p>cyl_matoutMoistB</text:p>
          </table:table-cell>
          <table:table-cell table:number-columns-repeated="1015" table:style-name="ACE-8"/>
        </table:table-row>
        <table:table-row table:style-name="AROW-14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cyl_matoutTempA</text:p>
          </table:table-cell>
          <table:table-cell table:style-name="ACE-44" office:value-type="string">
            <text:p>cyl_matoutTempB</text:p>
          </table:table-cell>
          <table:table-cell table:number-columns-repeated="1015" table:style-name="ACE-8"/>
        </table:table-row>
        <table:table-row table:style-name="AROW-15">
          <table:table-cell table:number-rows-spanned="2" table:style-name="ACE-2" office:value-type="string">
            <text:p>气流干燥 pneumatic drying</text:p>
          </table:table-cell>
          <table:table-cell table:style-name="ACE-9" office:value-type="string">
            <text:p>出口物料含水率（%）material moisture of material outlet</text:p>
          </table:table-cell>
          <table:table-cell table:style-name="ACE-12" office:value-type="float" office:value="13">
            <text:p>13</text:p>
          </table:table-cell>
          <table:table-cell table:style-name="ACE-13" office:value-type="string">
            <text:p>-</text:p>
          </table:table-cell>
          <table:table-cell table:style-name="ACE-19" office:value-type="float" office:value="14">
            <text:p>14</text:p>
          </table:table-cell>
          <table:table-cell table:style-name="ACE-26" office:value-type="float" office:value="14.35">
            <text:p>14.35</text:p>
          </table:table-cell>
          <table:table-cell table:style-name="ACE-43" office:value-type="float" office:value="14.5">
            <text:p>14.5</text:p>
          </table:table-cell>
          <table:table-cell table:style-name="ACE-34" office:value-type="string">
            <text:p>dry_matoutMoistA</text:p>
          </table:table-cell>
          <table:table-cell table:style-name="ACE-44" office:value-type="string">
            <text:p>dry_matoutMoistB</text:p>
          </table:table-cell>
          <table:table-cell table:number-columns-repeated="1015" table:style-name="ACE-8"/>
        </table:table-row>
        <table:table-row table:style-name="AROW-15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2" office:value-type="string">
            <text:p>/</text:p>
          </table:table-cell>
          <table:table-cell table:style-name="ACE-13" office:value-type="string">
            <text:p>-</text:p>
          </table:table-cell>
          <table:table-cell table:style-name="ACE-19" office:value-type="string">
            <text:p>/</text:p>
          </table:table-cell>
          <table:table-cell table:style-name="ACE-26" office:value-type="string">
            <text:p>/</text:p>
          </table:table-cell>
          <table:table-cell table:style-name="ACE-43" office:value-type="string">
            <text:p>/</text:p>
          </table:table-cell>
          <table:table-cell table:style-name="ACE-34" office:value-type="string">
            <text:p>dry_matoutTempA</text:p>
          </table:table-cell>
          <table:table-cell table:style-name="ACE-44" office:value-type="string">
            <text:p>dry_matoutTemptB</text:p>
          </table:table-cell>
          <table:table-cell table:number-columns-repeated="1015" table:style-name="ACE-8"/>
        </table:table-row>
        <table:table-row table:style-name="AROW-4">
          <table:table-cell table:number-rows-spanned="2" table:style-name="ACE-2" office:value-type="string">
            <text:p>梗丝掺配 <text:s/>blending the cut stem 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掺配梗丝标识符合工艺要求cut stem Identification accord to <text:s/>the technological requirements </text:p>
          </table:table-cell>
          <table:covered-table-cell table:number-columns-repeated="2"/>
          <table:table-cell table:number-columns-spanned="2" table:style-name="ACE-30" table:content-validation-name="VAL-7" office:value-type="string">
            <text:p>/</text:p>
          </table:table-cell>
          <table:covered-table-cell/>
          <table:table-cell table:number-columns-spanned="2" table:style-name="ACE-8" office:value-type="string">
            <text:p>blendcutMatOK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掺配累计精度（%）The cumulative accuracy of blending 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19" office:value-type="string">
            <text:p>/</text:p>
          </table:table-cell>
          <table:table-cell table:number-columns-spanned="2" table:style-name="ACE-30" table:content-validation-name="VAL-7" office:value-type="string">
            <text:p>/</text:p>
          </table:table-cell>
          <table:covered-table-cell/>
          <table:table-cell table:number-columns-spanned="2" table:style-name="ACE-45" office:value-type="string">
            <text:p>blendcutAccuracy</text:p>
          </table:table-cell>
          <table:covered-table-cell/>
          <table:table-cell table:number-columns-repeated="1015" table:style-name="ACE-8"/>
        </table:table-row>
        <table:table-row table:style-name="AROW-4">
          <table:table-cell table:number-rows-spanned="2" table:style-name="ACE-2" office:value-type="string">
            <text:p>膨胀丝掺配 blending the expanded tobacco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掺配膨胀丝标识符合工艺要求expanded tobacco accord to <text:s/>the technological requirements </text:p>
          </table:table-cell>
          <table:covered-table-cell table:number-columns-repeated="2"/>
          <table:table-cell table:number-columns-spanned="2" table:style-name="ACE-31" table:content-validation-name="VAL-8" office:value-type="string">
            <text:p>符合</text:p>
          </table:table-cell>
          <table:covered-table-cell/>
          <table:table-cell table:number-columns-spanned="2" table:style-name="ACE-8" office:value-type="string">
            <text:p>blendexpMatOK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掺配累计精度（%）The cumulative accuracy of blending 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19" office:value-type="float" office:value="1">
            <text:p>1</text:p>
          </table:table-cell>
          <table:table-cell table:number-columns-spanned="2" table:style-name="ACE-45" office:value-type="float" office:value="0.47999999999999998">
            <text:p>0.48</text:p>
          </table:table-cell>
          <table:covered-table-cell/>
          <table:table-cell table:number-columns-spanned="2" table:style-name="ACE-45" office:value-type="string">
            <text:p>blendexpAccuracy</text:p>
          </table:table-cell>
          <table:covered-table-cell/>
          <table:table-cell table:number-columns-repeated="1015" table:style-name="ACE-8"/>
        </table:table-row>
        <table:table-row table:style-name="AROW-16">
          <table:table-cell table:number-rows-spanned="2" table:style-name="ACE-2" office:value-type="string">
            <text:p>回收丝掺配 blending recycling tobacco</text:p>
          </table:table-cell>
          <table:table-cell table:number-rows-spanned="2" table:style-name="ACE-9" office:value-type="string">
            <text:p>物料识别 Material Identification</text:p>
          </table:table-cell>
          <table:table-cell table:number-columns-spanned="3" table:style-name="ACE-14" office:value-type="string">
            <text:p>回收丝掺配通知号notification number of the blended recycling tobacco</text:p>
          </table:table-cell>
          <table:covered-table-cell table:number-columns-repeated="2"/>
          <table:table-cell table:number-columns-spanned="2" table:style-name="ACE-31" table:content-validation-name="VAL-8" office:value-type="string">
            <text:p>/</text:p>
          </table:table-cell>
          <table:covered-table-cell/>
          <table:table-cell table:number-columns-spanned="2" table:style-name="ACE-45" office:value-type="string">
            <text:p>blendreID</text:p>
          </table:table-cell>
          <table:covered-table-cell/>
          <table:table-cell table:number-columns-repeated="1015" table:style-name="ACE-8"/>
        </table:table-row>
        <table:table-row table:style-name="AROW-17">
          <table:covered-table-cell table:number-columns-repeated="2"/>
          <table:table-cell table:number-columns-spanned="3" table:style-name="ACE-11" office:value-type="string">
            <text:p>按工艺要求使用 According to the technological requirements </text:p>
          </table:table-cell>
          <table:covered-table-cell table:number-columns-repeated="2"/>
          <table:table-cell table:number-columns-spanned="2" table:style-name="ACE-32" table:content-validation-name="VAL-9" office:value-type="string">
            <text:p>/</text:p>
          </table:table-cell>
          <table:covered-table-cell/>
          <table:table-cell table:number-columns-spanned="2" table:style-name="ACE-8" office:value-type="string">
            <text:p>blendreOK</text:p>
          </table:table-cell>
          <table:covered-table-cell/>
          <table:table-cell table:number-columns-repeated="1015" table:style-name="ACE-8"/>
        </table:table-row>
        <table:table-row table:style-name="AROW-4">
          <table:table-cell table:number-rows-spanned="4" table:style-name="ACE-2" office:value-type="string">
            <text:p>加香 <text:s/>Add spice &amp; flavor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料液标识符合生产牌号 liquid Identification accord to <text:s/>The product</text:p>
          </table:table-cell>
          <table:covered-table-cell table:number-columns-repeated="2"/>
          <table:table-cell table:number-columns-spanned="2" table:style-name="ACE-33" table:content-validation-name="VAL-10" office:value-type="string">
            <text:p>符合</text:p>
          </table:table-cell>
          <table:covered-table-cell/>
          <table:table-cell table:number-columns-spanned="2" table:style-name="ACE-8" office:value-type="string">
            <text:p>flavorOK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加香累计精度（%）The cumulative accuracy of <text:s/>Adding spice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19" office:value-type="float" office:value="1">
            <text:p>1</text:p>
          </table:table-cell>
          <table:table-cell table:number-columns-spanned="2" table:style-name="ACE-33" table:content-validation-name="VAL-10" office:value-type="float" office:value="0.23000000000000001">
            <text:p>0.23</text:p>
          </table:table-cell>
          <table:covered-table-cell/>
          <table:table-cell table:number-columns-spanned="2" table:style-name="ACE-45" office:value-type="string">
            <text:p>flavorAccuracy</text:p>
          </table:table-cell>
          <table:covered-table-cell/>
          <table:table-cell table:number-columns-repeated="1015" table:style-name="ACE-8"/>
        </table:table-row>
        <table:table-row table:style-name="AROW-4">
          <table:covered-table-cell/>
          <table:table-cell table:number-rows-spanned="2" table:style-name="ACE-9" office:value-type="string">
            <text:p>出口物料含水率（%）material moisture of material outlet</text:p>
          </table:table-cell>
          <table:table-cell table:number-columns-spanned="2" table:style-name="ACE-13" office:value-type="string">
            <text:p>有无贮丝水分工艺标准 specs for moist available?</text:p>
          </table:table-cell>
          <table:covered-table-cell/>
          <table:table-cell table:style-name="ACE-20" table:content-validation-name="VAL-0" office:value-type="string">
            <text:p>无</text:p>
          </table:table-cell>
          <table:table-cell table:style-name="ACE-34" office:value-type="float" office:value="13.779999999999999">
            <text:p>13.78</text:p>
          </table:table-cell>
          <table:table-cell table:style-name="ACE-44" office:value-type="float" office:value="14.17">
            <text:p>14.17</text:p>
          </table:table-cell>
          <table:table-cell table:style-name="ACE-34" office:value-type="string">
            <text:p>flavor_matoutMoistA</text:p>
          </table:table-cell>
          <table:table-cell table:style-name="ACE-34" office:value-type="string">
            <text:p>flavor_matoutMoistB</text:p>
          </table:table-cell>
          <table:table-cell table:number-columns-repeated="1015" table:style-name="ACE-8"/>
        </table:table-row>
        <table:table-row table:style-name="AROW-18">
          <table:covered-table-cell table:number-columns-repeated="2"/>
          <table:table-cell table:style-name="ACE-15" office:value-type="float" office:value="12.800000000000001">
            <text:p>12.8</text:p>
          </table:table-cell>
          <table:table-cell table:style-name="ACE-18" office:value-type="string">
            <text:p>-</text:p>
          </table:table-cell>
          <table:table-cell table:style-name="ACE-20" table:content-validation-name="VAL-0" office:value-type="float" office:value="13.800000000000001">
            <text:p>13.8</text:p>
          </table:table-cell>
          <table:table-cell table:style-name="ACE-34" office:value-type="float" office:value="13.720000000000001">
            <text:p>13.72</text:p>
          </table:table-cell>
          <table:table-cell table:style-name="ACE-44" office:value-type="float" office:value="13.76">
            <text:p>13.76</text:p>
          </table:table-cell>
          <table:table-cell table:style-name="ACE-34" office:value-type="string">
            <text:p>flavor_matoutMoistC</text:p>
          </table:table-cell>
          <table:table-cell table:style-name="ACE-34" office:value-type="string">
            <text:p>flavor_matoutMoistD</text:p>
          </table:table-cell>
          <table:table-cell table:number-columns-repeated="1015" table:style-name="ACE-8"/>
        </table:table-row>
        <table:table-row table:style-name="AROW-4">
          <table:table-cell table:number-rows-spanned="3" table:style-name="ACE-2" office:value-type="string">
            <text:p>混丝贮存blend tobaccos storage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物料不应出现混装 Every batch of material should not be mixed</text:p>
          </table:table-cell>
          <table:covered-table-cell table:number-columns-repeated="2"/>
          <table:table-cell table:number-columns-spanned="2" table:style-name="ACE-35" table:content-validation-name="VAL-11" office:value-type="string">
            <text:p>符合</text:p>
          </table:table-cell>
          <table:covered-table-cell/>
          <table:table-cell table:number-columns-spanned="2" table:style-name="ACE-8" office:value-type="string">
            <text:p>blendstorMix</text:p>
          </table:table-cell>
          <table:covered-table-cell/>
          <table:table-cell table:number-columns-repeated="1015" table:style-name="ACE-8"/>
        </table:table-row>
        <table:table-row table:style-name="AROW-0">
          <table:covered-table-cell/>
          <table:table-cell table:number-rows-spanned="2" table:style-name="ACE-9" office:value-type="string">
            <text:p>贮丝含水率（%）moisture cotent of tobaccos</text:p>
          </table:table-cell>
          <table:table-cell table:number-rows-spanned="2" table:style-name="ACE-12" office:value-type="string">
            <text:p>/</text:p>
          </table:table-cell>
          <table:table-cell table:number-rows-spanned="2" table:style-name="ACE-13" office:value-type="string">
            <text:p>-</text:p>
          </table:table-cell>
          <table:table-cell table:number-rows-spanned="2" table:style-name="ACE-20" table:content-validation-name="VAL-0" office:value-type="string">
            <text:p>/</text:p>
          </table:table-cell>
          <table:table-cell table:style-name="ACE-34" office:value-type="string">
            <text:p>/</text:p>
          </table:table-cell>
          <table:table-cell table:style-name="ACE-44" office:value-type="string">
            <text:p>/</text:p>
          </table:table-cell>
          <table:table-cell table:style-name="ACE-34" office:value-type="string">
            <text:p>blendstorMoistA</text:p>
          </table:table-cell>
          <table:table-cell table:style-name="ACE-44" office:value-type="string">
            <text:p>blendstorMoistB</text:p>
          </table:table-cell>
          <table:table-cell table:number-columns-repeated="1015" table:style-name="ACE-8"/>
        </table:table-row>
        <table:table-row table:style-name="AROW-0">
          <table:covered-table-cell table:number-columns-repeated="5"/>
          <table:table-cell table:style-name="ACE-34" office:value-type="string">
            <text:p>/</text:p>
          </table:table-cell>
          <table:table-cell table:style-name="ACE-44" office:value-type="string">
            <text:p>/</text:p>
          </table:table-cell>
          <table:table-cell table:style-name="ACE-34" office:value-type="string">
            <text:p>blendstorMoistC</text:p>
          </table:table-cell>
          <table:table-cell table:style-name="ACE-44" office:value-type="string">
            <text:p>blendstorMoistD</text:p>
          </table:table-cell>
          <table:table-cell table:number-columns-repeated="1015" table:style-name="ACE-8"/>
        </table:table-row>
        <table:table-row table:style-name="AROW-19">
          <table:table-cell table:number-rows-spanned="3" table:style-name="ACE-2" office:value-type="string">
            <text:p>特殊检验环节 <text:s text:c="5"/>Special inspection link</text:p>
          </table:table-cell>
          <table:table-cell table:number-rows-spanned="2" table:style-name="ACE-9" office:value-type="string">
            <text:p>成品烟丝结构（%）size proportion of cut tobacco</text:p>
          </table:table-cell>
          <table:table-cell table:style-name="ACE-16" office:value-type="string">
            <text:p>整丝率Proportion of long strands</text:p>
          </table:table-cell>
          <table:table-cell table:style-name="ACE-13" office:value-type="string">
            <text:p>≥</text:p>
          </table:table-cell>
          <table:table-cell table:style-name="ACE-20" table:content-validation-name="VAL-0" office:value-type="float" office:value="75">
            <text:p>75</text:p>
          </table:table-cell>
          <table:table-cell table:number-columns-spanned="2" table:style-name="ACE-45" office:value-type="float" office:value="75.400000000000006">
            <text:p>75.4</text:p>
          </table:table-cell>
          <table:covered-table-cell/>
          <table:table-cell table:number-columns-spanned="2" table:style-name="ACE-45" office:value-type="string">
            <text:p>amountLongStems</text:p>
          </table:table-cell>
          <table:covered-table-cell/>
          <table:table-cell table:number-columns-repeated="1015" table:style-name="ACE-8"/>
        </table:table-row>
        <table:table-row table:style-name="AROW-19">
          <table:covered-table-cell table:number-columns-repeated="2"/>
          <table:table-cell table:style-name="ACE-16" office:value-type="string">
            <text:p>碎丝率Proportion of small strands</text:p>
          </table:table-cell>
          <table:table-cell table:style-name="ACE-13" office:value-type="string">
            <text:p>≤</text:p>
          </table:table-cell>
          <table:table-cell table:style-name="ACE-20" table:content-validation-name="VAL-0" office:value-type="float" office:value="4.5">
            <text:p>4.5</text:p>
          </table:table-cell>
          <table:table-cell table:number-columns-spanned="2" table:style-name="ACE-45" office:value-type="float" office:value="3.7999999999999998">
            <text:p>3.8</text:p>
          </table:table-cell>
          <table:covered-table-cell/>
          <table:table-cell table:number-columns-spanned="2" table:style-name="ACE-45" office:value-type="string">
            <text:p>amountShortStems</text:p>
          </table:table-cell>
          <table:covered-table-cell/>
          <table:table-cell table:number-columns-repeated="1015" table:style-name="ACE-8"/>
        </table:table-row>
        <table:table-row table:style-name="AROW-20">
          <table:covered-table-cell/>
          <table:table-cell table:style-name="ACE-9" office:value-type="string">
            <text:p>成品烟丝填充值（cm<text:span text:style-name="NS-colour-000000"><text:span text:style-name="AC-script"><text:span text:style-name="AC-script"><text:span text:style-name="AC-roman"><text:span text:style-name="AC-weight400"><text:span text:style-name="AC-underline-none">3/g）filling power of cut tobacco</text:span></text:span></text:span></text:span></text:span></text:span></text:p>
          </table:table-cell>
          <table:table-cell table:style-name="ACE-8"/>
          <table:table-cell table:style-name="ACE-13" office:value-type="string">
            <text:p>≥</text:p>
          </table:table-cell>
          <table:table-cell table:style-name="ACE-20" table:content-validation-name="VAL-0" office:value-type="float" office:value="4.7999999999999998">
            <text:p>4.8</text:p>
          </table:table-cell>
          <table:table-cell table:number-columns-spanned="2" table:style-name="ACE-48" office:value-type="float" office:value="4.5800000000000001">
            <text:p>4.58</text:p>
          </table:table-cell>
          <table:covered-table-cell/>
          <table:table-cell table:number-columns-spanned="2" table:style-name="ACE-48" office:value-type="string">
            <text:p>fillingPower</text:p>
          </table:table-cell>
          <table:covered-table-cell/>
          <table:table-cell table:number-columns-repeated="1015" table:style-name="ACE-8"/>
        </table:table-row>
        <table:table-row table:style-name="AROW-0" table:number-rows-repeated="2">
          <table:table-cell table:number-columns-repeated="2" table:style-name="ACE-3"/>
          <table:table-cell table:number-columns-repeated="7" table:style-name="ACE-51"/>
          <table:table-cell table:number-columns-repeated="1015" table:style-name="ACE-8"/>
        </table:table-row>
        <table:table-row table:style-name="AROW-21">
          <table:table-cell table:number-columns-spanned="5" table:style-name="ACE-0" office:value-type="string">
            <text:p>制丝过程判定项目质量检验考核表The quality inspection and <text:s/>inspection records of making cut tobacco</text:p>
          </table:table-cell>
          <table:covered-table-cell table:number-columns-repeated="4"/>
          <table:table-cell table:number-columns-repeated="4" table:style-name="ACE-46"/>
          <table:table-cell table:number-columns-repeated="1015" table:style-name="ACE-8"/>
        </table:table-row>
        <table:table-row table:style-name="AROW-22">
          <table:table-cell table:style-name="ACE-2" office:value-type="string">
            <text:p>工序process</text:p>
          </table:table-cell>
          <table:table-cell table:style-name="ACE-2" office:value-type="string">
            <text:p>判定项目 inspection items</text:p>
          </table:table-cell>
          <table:table-cell table:number-columns-spanned="3" table:style-name="ACE-1" office:value-type="string">
            <text:p>指标要求 technological specs</text:p>
          </table:table-cell>
          <table:covered-table-cell table:number-columns-repeated="2"/>
          <table:table-cell table:number-columns-spanned="2" table:style-name="ACE-36" office:value-type="string">
            <text:p>扣分判定情况deduct marks According to the inspection result <text:s/></text:p>
          </table:table-cell>
          <table:covered-table-cell/>
          <table:table-cell table:number-columns-spanned="2" table:style-name="ACE-50" office:value-type="string">
            <text:p>penalties table</text:p>
          </table:table-cell>
          <table:covered-table-cell/>
          <table:table-cell table:number-columns-repeated="1015" table:style-name="ACE-8"/>
        </table:table-row>
        <table:table-row table:style-name="AROW-4">
          <table:table-cell table:style-name="ACE-2" office:value-type="string">
            <text:p>投料Feed intake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原料标识符合配方material identification accord to <text:s/>the Formulation requirements </text:p>
          </table:table-cell>
          <table:covered-table-cell table:number-columns-repeated="2"/>
          <table:table-cell table:number-columns-spanned="2" table:style-name="ACE-49" table:formula="of:=IF([.F6]=&quot;&quot;;&quot;&quot;;IF([.F6]=&quot;不符合&quot;;-30;0))" office:value-type="float" office:value="0">
            <text:p>0</text:p>
          </table:table-cell>
          <table:covered-table-cell/>
          <table:table-cell table:number-columns-spanned="2" table:style-name="ACE-49" office:value-type="string">
            <text:p>FeedMatID</text:p>
          </table:table-cell>
          <table:covered-table-cell/>
          <table:table-cell table:number-columns-repeated="1015" table:style-name="ACE-8"/>
        </table:table-row>
        <table:table-row table:style-name="AROW-23">
          <table:table-cell table:number-rows-spanned="5" table:style-name="ACE-2" office:value-type="string">
            <text:p>一次加料回潮 <text:s text:c="8"/>the first moisture regain</text:p>
          </table:table-cell>
          <table:table-cell table:style-name="ACE-9" office:value-type="string">
            <text:p>入口物料含水率（%）material moisture of material inlet</text:p>
          </table:table-cell>
          <table:table-cell table:style-name="ACE-17" table:formula="of:=[.C7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7]" office:value-type="string" office:string-value="/">
            <text:p>/</text:p>
          </table:table-cell>
          <table:table-cell table:number-columns-spanned="2" table:style-name="ACE-37" table:formula="of:=IF([.F7]=&quot;&quot;;&quot;&quot;;IF([.F7]&lt;[.$G7];-0.20000000000000001;IF([.F7]&gt;[.$I7];-0.20000000000000001;0)))+IF([.G7]=&quot;&quot;;&quot;&quot;;IF([.G7]&lt;[.$G7];-0.20000000000000001;IF([.G7]&gt;[.$I7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1_matinMoist</text:p>
          </table:table-cell>
          <table:covered-table-cell/>
          <table:table-cell table:number-columns-repeated="1015" table:style-name="ACE-8"/>
        </table:table-row>
        <table:table-row table:style-name="AROW-4">
          <table:covered-table-cell/>
          <table:table-cell table:style-name="ACE-9" office:value-type="string">
            <text:p>料液识别 liquid Identification</text:p>
          </table:table-cell>
          <table:table-cell table:number-columns-spanned="3" table:style-name="ACE-11" office:value-type="string">
            <text:p>料液标识符合生产牌号liquid Identification accord to <text:s/>The product</text:p>
          </table:table-cell>
          <table:covered-table-cell table:number-columns-repeated="2"/>
          <table:table-cell table:number-columns-spanned="2" table:style-name="ACE-37" table:formula="of:=IF([.F8]=&quot;&quot;;&quot;&quot;;IF([.F8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1_matMoistID</text:p>
          </table:table-cell>
          <table:covered-table-cell/>
          <table:table-cell table:number-columns-repeated="1015" table:style-name="ACE-8"/>
        </table:table-row>
        <table:table-row table:style-name="AROW-24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7" table:formula="of:=[.C9]" office:value-type="float" office:value="27">
            <text:p>27</text:p>
          </table:table-cell>
          <table:table-cell table:style-name="ACE-13" office:value-type="string">
            <text:p>-</text:p>
          </table:table-cell>
          <table:table-cell table:style-name="ACE-21" table:formula="of:=[.E9]" office:value-type="float" office:value="29">
            <text:p>29</text:p>
          </table:table-cell>
          <table:table-cell table:number-columns-spanned="2" table:style-name="ACE-37" table:formula="of:=IF([.F9]=&quot;&quot;;&quot;&quot;;IF([.F9]&lt;[.$G9];-0.29999999999999999;IF([.F9]&gt;[.$I9];-0.29999999999999999;0)))+IF([.G9]=&quot;&quot;;&quot;&quot;;IF([.G9]&lt;[.$G9];-0.29999999999999999;IF([.G9]&gt;[.$I9];-0.29999999999999999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1_matoutMoist</text:p>
          </table:table-cell>
          <table:covered-table-cell/>
          <table:table-cell table:number-columns-repeated="1015" table:style-name="ACE-8"/>
        </table:table-row>
        <table:table-row table:style-name="AROW-20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7" table:formula="of:=[.C10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10]" office:value-type="string" office:string-value="/">
            <text:p>/</text:p>
          </table:table-cell>
          <table:table-cell table:number-columns-spanned="2" table:style-name="ACE-37" table:formula="of:=IF([.F10]=&quot;&quot;;&quot;&quot;;IF([.F10]&lt;[.$G10];-0.20000000000000001;IF([.F10]&gt;[.$I10];-0.20000000000000001;0)))+IF([.G10]=&quot;&quot;;&quot;&quot;;IF([.G10]&lt;[.$G10];-0.20000000000000001;IF([.G10]&gt;[.$I10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1_matoutTemp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加料累计精度（%）The cumulative accuracy of charging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21" table:formula="of:=[.E11]" office:value-type="float" office:value="1">
            <text:p>1</text:p>
          </table:table-cell>
          <table:table-cell table:number-columns-spanned="2" table:style-name="ACE-37" table:formula="of:=IF([.F11]=&quot;&quot;;&quot;&quot;;IF([.F11]=&quot;/&quot;;0;IF([.F11]&lt;1;0;IF([.F11]&gt;1.5;IF([.F11]&lt;=2.5;-3;-15);-1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1_accuracy</text:p>
          </table:table-cell>
          <table:covered-table-cell/>
          <table:table-cell table:number-columns-repeated="1015" table:style-name="ACE-8"/>
        </table:table-row>
        <table:table-row table:style-name="AROW-23">
          <table:table-cell table:number-rows-spanned="5" table:style-name="ACE-2" office:value-type="string">
            <text:p>二次加料回潮 <text:s text:c="9"/>the second moisture regain</text:p>
          </table:table-cell>
          <table:table-cell table:style-name="ACE-9" office:value-type="string">
            <text:p>入口物料含水率（%） <text:s/>material moisture of material inlet</text:p>
          </table:table-cell>
          <table:table-cell table:style-name="ACE-17" table:formula="of:=[.C12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12]" office:value-type="string" office:string-value="/">
            <text:p>/</text:p>
          </table:table-cell>
          <table:table-cell table:number-columns-spanned="2" table:style-name="ACE-37" table:formula="of:=IF([.F12]=&quot;&quot;;&quot;&quot;;IF([.F12]&lt;[.$G12];-0.20000000000000001;IF([.F12]&gt;[.$I12];-0.20000000000000001;0)))+IF([.G12]=&quot;&quot;;&quot;&quot;;IF([.G12]&lt;[.$G12];-0.20000000000000001;IF([.G12]&gt;[.$I12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2_matinMoist</text:p>
          </table:table-cell>
          <table:covered-table-cell/>
          <table:table-cell table:number-columns-repeated="1015" table:style-name="ACE-8"/>
        </table:table-row>
        <table:table-row table:style-name="AROW-25">
          <table:covered-table-cell/>
          <table:table-cell table:style-name="ACE-9" office:value-type="string">
            <text:p>料液识别 <text:s text:c="2"/>liquid Identification</text:p>
          </table:table-cell>
          <table:table-cell table:number-columns-spanned="3" table:style-name="ACE-11" office:value-type="string">
            <text:p>料液标识符合生产牌号 liquid Identification accord to <text:s/>The product</text:p>
          </table:table-cell>
          <table:covered-table-cell table:number-columns-repeated="2"/>
          <table:table-cell table:number-columns-spanned="2" table:style-name="ACE-37" table:formula="of:=IF([.F13]=&quot;&quot;;&quot;&quot;;IF([.F13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2_matMoistID</text:p>
          </table:table-cell>
          <table:covered-table-cell/>
          <table:table-cell table:number-columns-repeated="1015" table:style-name="ACE-8"/>
        </table:table-row>
        <table:table-row table:style-name="AROW-5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7" table:formula="of:=[.C14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14]" office:value-type="string" office:string-value="/">
            <text:p>/</text:p>
          </table:table-cell>
          <table:table-cell table:number-columns-spanned="2" table:style-name="ACE-37" table:formula="of:=IF([.F14]=&quot;&quot;;&quot;&quot;;IF([.F14]&lt;[.$G14];-0.29999999999999999;IF([.F14]&gt;[.$I14];-0.29999999999999999;0)))+IF([.G14]=&quot;&quot;;&quot;&quot;;IF([.G14]&lt;[.$G14];-0.29999999999999999;IF([.G14]&gt;[.$I14];-0.29999999999999999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2_matoutMoist</text:p>
          </table:table-cell>
          <table:covered-table-cell/>
          <table:table-cell table:number-columns-repeated="1015" table:style-name="ACE-8"/>
        </table:table-row>
        <table:table-row table:style-name="AROW-5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7" table:formula="of:=[.C15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15]" office:value-type="string" office:string-value="/">
            <text:p>/</text:p>
          </table:table-cell>
          <table:table-cell table:number-columns-spanned="2" table:style-name="ACE-37" table:formula="of:=IF([.F15]=&quot;&quot;;&quot;&quot;;IF([.F15]&lt;[.$G15];-0.20000000000000001;IF([.F15]&gt;[.$I15];-0.20000000000000001;0)))+IF([.G15]=&quot;&quot;;&quot;&quot;;IF([.G15]&lt;[.$G15];-0.20000000000000001;IF([.G15]&gt;[.$I15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2_matoutTemp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加料累计精度（%）The cumulative accuracy of charging</text:p>
          </table:table-cell>
          <table:table-cell table:style-name="ACE-8"/>
          <table:table-cell table:style-name="ACE-13" office:value-type="string">
            <text:p>≤</text:p>
          </table:table-cell>
          <table:table-cell table:style-name="ACE-21" table:formula="of:=[.E16]" office:value-type="string" office:string-value="/">
            <text:p>/</text:p>
          </table:table-cell>
          <table:table-cell table:number-columns-spanned="2" table:style-name="ACE-37" table:formula="of:=IF([.F16]=&quot;&quot;;&quot;&quot;;IF([.F16]=&quot;/&quot;;0;IF([.F16]&lt;1;0;IF([.F16]&gt;1.5;IF([.F16]&lt;=2.5;-3;-15);-1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2_accuracy</text:p>
          </table:table-cell>
          <table:covered-table-cell/>
          <table:table-cell table:number-columns-repeated="1015" table:style-name="ACE-8"/>
        </table:table-row>
        <table:table-row table:style-name="AROW-17">
          <table:table-cell table:number-rows-spanned="2" table:style-name="ACE-2" office:value-type="string">
            <text:p>贮叶 <text:s text:c="15"/>keep in storage</text:p>
          </table:table-cell>
          <table:table-cell table:style-name="ACE-9" office:value-type="string">
            <text:p>贮存时间（h）storage time</text:p>
          </table:table-cell>
          <table:table-cell table:style-name="ACE-17" table:formula="of:=[.C17]" office:value-type="float" office:value="3">
            <text:p>3</text:p>
          </table:table-cell>
          <table:table-cell table:style-name="ACE-13" office:value-type="string">
            <text:p>-</text:p>
          </table:table-cell>
          <table:table-cell table:style-name="ACE-21" table:formula="of:=[.E17]" office:value-type="float" office:value="5">
            <text:p>5</text:p>
          </table:table-cell>
          <table:table-cell table:number-columns-spanned="2" table:style-name="ACE-37" table:formula="of:=IF([.F17]=&quot;&quot;;&quot;&quot;;IF([.F17]&lt;[.$G17];-1;IF([.F17]&gt;[.$I17];-1;0)))" office:value-type="float" office:value="-1">
            <text:p>−1</text:p>
          </table:table-cell>
          <table:covered-table-cell/>
          <table:table-cell table:number-columns-spanned="2" table:style-name="ACE-37" office:value-type="string">
            <text:p>storTime</text:p>
          </table:table-cell>
          <table:covered-table-cell/>
          <table:table-cell table:number-columns-repeated="1015" table:style-name="ACE-8"/>
        </table:table-row>
        <table:table-row table:style-name="AROW-4">
          <table:covered-table-cell/>
          <table:table-cell table:style-name="ACE-9" office:value-type="string">
            <text:p>物料识别 <text:s/>Material Identification</text:p>
          </table:table-cell>
          <table:table-cell table:number-columns-spanned="3" table:style-name="ACE-11" office:value-type="string">
            <text:p>批次物料不应混装 <text:s/>Every batch of material should not be mixed</text:p>
          </table:table-cell>
          <table:covered-table-cell table:number-columns-repeated="2"/>
          <table:table-cell table:number-columns-spanned="2" table:style-name="ACE-37" table:formula="of:=IF([.F18]=&quot;&quot;;&quot;&quot;;IF([.F18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stormatOK</text:p>
          </table:table-cell>
          <table:covered-table-cell/>
          <table:table-cell table:number-columns-repeated="1015" table:style-name="ACE-8"/>
        </table:table-row>
        <table:table-row table:style-name="AROW-26">
          <table:table-cell table:style-name="ACE-2" office:value-type="string">
            <text:p>切丝 <text:s text:c="19"/>cut into strips</text:p>
          </table:table-cell>
          <table:table-cell table:style-name="ACE-9" office:value-type="string">
            <text:p>切丝宽度（mm）tobacco cut width</text:p>
          </table:table-cell>
          <table:table-cell table:style-name="ACE-17" table:formula="of:=[.C19]" office:value-type="float" office:value="0.84999999999999998">
            <text:p>0.85</text:p>
          </table:table-cell>
          <table:table-cell table:style-name="ACE-13" office:value-type="string">
            <text:p>-</text:p>
          </table:table-cell>
          <table:table-cell table:style-name="ACE-21" table:formula="of:=[.E19]" office:value-type="float" office:value="1.05">
            <text:p>1.05</text:p>
          </table:table-cell>
          <table:table-cell table:number-columns-spanned="2" table:style-name="ACE-37" table:formula="of:=IF([.F19]=&quot;&quot;;&quot;&quot;;IF([.F19]=&quot;/&quot;;0;IF([.F19]&lt;[.$G19];-1;IF([.F19]&gt;[.$I19];-1;0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cutWidth</text:p>
          </table:table-cell>
          <table:covered-table-cell/>
          <table:table-cell table:number-columns-repeated="1015" table:style-name="ACE-8"/>
        </table:table-row>
        <table:table-row table:style-name="AROW-20">
          <table:table-cell table:number-rows-spanned="3" table:style-name="ACE-2" office:value-type="string">
            <text:p>叶丝增温增湿（滚筒）humidifying and heating( Cylinder)</text:p>
          </table:table-cell>
          <table:table-cell table:style-name="ACE-9" office:value-type="string">
            <text:p>入口物料含水率（%）material moisture of material inlet</text:p>
          </table:table-cell>
          <table:table-cell table:style-name="ACE-17" table:formula="of:=[.C20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20]" office:value-type="string" office:string-value="/">
            <text:p>/</text:p>
          </table:table-cell>
          <table:table-cell table:number-columns-spanned="2" table:style-name="ACE-37" table:formula="of:=IF([.F20]=&quot;&quot;;&quot;&quot;;IF([.F20]&lt;[.$G20];-0.20000000000000001;IF([.F20]&gt;[.$I20];-0.20000000000000001;0)))+IF([.G20]=&quot;&quot;;&quot;&quot;;IF([.G20]&lt;[.$G20];-0.20000000000000001;IF([.G20]&gt;[.$I20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cyl_matinMoist</text:p>
          </table:table-cell>
          <table:covered-table-cell/>
          <table:table-cell table:number-columns-repeated="1015" table:style-name="ACE-8"/>
        </table:table-row>
        <table:table-row table:style-name="AROW-24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7" table:formula="of:=[.C21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21]" office:value-type="string" office:string-value="/">
            <text:p>/</text:p>
          </table:table-cell>
          <table:table-cell table:number-columns-spanned="2" table:style-name="ACE-37" table:formula="of:=IF([.F21]=&quot;&quot;;&quot;&quot;;IF([.F21]&lt;[.$G21];-0.29999999999999999;IF([.F21]&gt;[.$I21];-0.29999999999999999;0)))+IF([.G21]=&quot;&quot;;&quot;&quot;;IF([.G21]&lt;[.$G21];-0.29999999999999999;IF([.G21]&gt;[.$I21];-0.29999999999999999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cyl_matoutMoist</text:p>
          </table:table-cell>
          <table:covered-table-cell/>
          <table:table-cell table:number-columns-repeated="1015" table:style-name="ACE-8"/>
        </table:table-row>
        <table:table-row table:style-name="AROW-12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7" table:formula="of:=[.C22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22]" office:value-type="string" office:string-value="/">
            <text:p>/</text:p>
          </table:table-cell>
          <table:table-cell table:number-columns-spanned="2" table:style-name="ACE-37" table:formula="of:=IF([.F22]=&quot;&quot;;&quot;&quot;;IF([.F22]&lt;[.$G22];-0.20000000000000001;IF([.F22]&gt;[.$I22];-0.20000000000000001;0)))+IF([.G22]=&quot;&quot;;&quot;&quot;;IF([.G22]&lt;[.$G22];-0.20000000000000001;IF([.G22]&gt;[.$I22];-0.20000000000000001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cyl_matoutTemp</text:p>
          </table:table-cell>
          <table:covered-table-cell/>
          <table:table-cell table:number-columns-repeated="1015" table:style-name="ACE-8"/>
        </table:table-row>
        <table:table-row table:style-name="AROW-24">
          <table:table-cell table:number-rows-spanned="2" table:style-name="ACE-2" office:value-type="string">
            <text:p>气流干燥 <text:s text:c="6"/>pneumatic drying</text:p>
          </table:table-cell>
          <table:table-cell table:style-name="ACE-9" office:value-type="string">
            <text:p>出口物料含水率（%）material moisture of material outlet</text:p>
          </table:table-cell>
          <table:table-cell table:style-name="ACE-17" table:formula="of:=[.C23]" office:value-type="float" office:value="13">
            <text:p>13</text:p>
          </table:table-cell>
          <table:table-cell table:style-name="ACE-13" office:value-type="string">
            <text:p>-</text:p>
          </table:table-cell>
          <table:table-cell table:style-name="ACE-21" table:formula="of:=[.E23]" office:value-type="float" office:value="14">
            <text:p>14</text:p>
          </table:table-cell>
          <table:table-cell table:number-columns-spanned="2" table:style-name="ACE-37" table:formula="of:=IF([.F23]=&quot;&quot;;&quot;&quot;;IF([.F23]&lt;[.$G23];-0.5;IF([.F23]&gt;[.$I23];-0.5;0)))+IF([.G23]=&quot;&quot;;&quot;&quot;;IF([.G23]&lt;[.$G23];-0.5;IF([.G23]&gt;[.$I23];-0.5;0)))" office:value-type="float" office:value="-0.5">
            <text:p>−0.5</text:p>
          </table:table-cell>
          <table:covered-table-cell/>
          <table:table-cell table:number-columns-spanned="2" table:style-name="ACE-37" office:value-type="string">
            <text:p>dry_matoutMoist</text:p>
          </table:table-cell>
          <table:covered-table-cell/>
          <table:table-cell table:number-columns-repeated="1015" table:style-name="ACE-8"/>
        </table:table-row>
        <table:table-row table:style-name="AROW-27">
          <table:covered-table-cell/>
          <table:table-cell table:style-name="ACE-9" office:value-type="string">
            <text:p>出口物料温度（℃）Temperature of material outlet</text:p>
          </table:table-cell>
          <table:table-cell table:style-name="ACE-17" table:formula="of:=[.C24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24]" office:value-type="string" office:string-value="/">
            <text:p>/</text:p>
          </table:table-cell>
          <table:table-cell table:number-columns-spanned="2" table:style-name="ACE-37" table:formula="of:=IF([.F24]=&quot;&quot;;&quot;&quot;;IF([.F24]&lt;[.$G24];-0.29999999999999999;IF([.F24]&gt;[.$I24];-0.29999999999999999;0)))+IF([.G24]=&quot;&quot;;&quot;&quot;;IF([.G24]&lt;[.$G24];-0.29999999999999999;IF([.G24]&gt;[.$I24];-0.29999999999999999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dry_matoutTemp</text:p>
          </table:table-cell>
          <table:covered-table-cell/>
          <table:table-cell table:number-columns-repeated="1015" table:style-name="ACE-8"/>
        </table:table-row>
        <table:table-row table:style-name="AROW-25">
          <table:table-cell table:number-rows-spanned="2" table:style-name="ACE-2" office:value-type="string">
            <text:p>梗丝掺配 <text:s text:c="11"/>blending the cut stem </text:p>
          </table:table-cell>
          <table:table-cell table:style-name="ACE-9" office:value-type="string">
            <text:p>物料识别Material Identification</text:p>
          </table:table-cell>
          <table:table-cell table:number-columns-spanned="3" table:style-name="ACE-11" office:value-type="string">
            <text:p>掺配梗丝标识符合工艺要求cut stem Identification accord to <text:s/>the technological requirements </text:p>
          </table:table-cell>
          <table:covered-table-cell table:number-columns-repeated="2"/>
          <table:table-cell table:number-columns-spanned="2" table:style-name="ACE-37" table:formula="of:=IF([.F25]=&quot;&quot;;&quot;&quot;;IF([.F25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cutStemID</text:p>
          </table:table-cell>
          <table:covered-table-cell/>
          <table:table-cell table:number-columns-repeated="1015" table:style-name="ACE-8"/>
        </table:table-row>
        <table:table-row table:style-name="AROW-28">
          <table:covered-table-cell/>
          <table:table-cell table:style-name="ACE-9" office:value-type="string">
            <text:p>掺配累计精度（%）The cumulative accuracy of blending </text:p>
          </table:table-cell>
          <table:table-cell table:style-name="ACE-8"/>
          <table:table-cell table:style-name="ACE-13" office:value-type="string">
            <text:p>≤</text:p>
          </table:table-cell>
          <table:table-cell table:style-name="ACE-21" table:formula="of:=[.E26]" office:value-type="string" office:string-value="/">
            <text:p>/</text:p>
          </table:table-cell>
          <table:table-cell table:number-columns-spanned="2" table:style-name="ACE-37" table:formula="of:=IF([.F26]=&quot;&quot;;&quot;&quot;;IF([.F26]=&quot;/&quot;;0;IF([.F26]&lt;1;0;IF([.F26]&gt;1.5;IF([.F26]&lt;=2;-3;-15);-1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cutAccuracy</text:p>
          </table:table-cell>
          <table:covered-table-cell/>
          <table:table-cell table:number-columns-repeated="1015" table:style-name="ACE-8"/>
        </table:table-row>
        <table:table-row table:style-name="AROW-29">
          <table:table-cell table:number-rows-spanned="2" table:style-name="ACE-2" office:value-type="string">
            <text:p>膨胀丝掺配 <text:s text:c="14"/>blending the expanded tobacco</text:p>
          </table:table-cell>
          <table:table-cell table:style-name="ACE-9" office:value-type="string">
            <text:p>物料识别Material Identification</text:p>
          </table:table-cell>
          <table:table-cell table:number-columns-spanned="3" table:style-name="ACE-11" office:value-type="string">
            <text:p>掺配膨胀丝标识符合工艺要求expanded tobacco accord to <text:s/>the technological requirements </text:p>
          </table:table-cell>
          <table:covered-table-cell table:number-columns-repeated="2"/>
          <table:table-cell table:number-columns-spanned="2" table:style-name="ACE-37" table:formula="of:=IF([.F27]=&quot;&quot;;&quot;&quot;;IF([.F27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expOK</text:p>
          </table:table-cell>
          <table:covered-table-cell/>
          <table:table-cell table:number-columns-repeated="1015" table:style-name="ACE-8"/>
        </table:table-row>
        <table:table-row table:style-name="AROW-8">
          <table:covered-table-cell/>
          <table:table-cell table:style-name="ACE-9" office:value-type="string">
            <text:p>掺配累计精度（%）The cumulative accuracy of blending </text:p>
          </table:table-cell>
          <table:table-cell table:style-name="ACE-13" office:value-type="string">
            <text:p>累计精度The cumulative accuracy</text:p>
          </table:table-cell>
          <table:table-cell table:style-name="ACE-13" office:value-type="string">
            <text:p>≤</text:p>
          </table:table-cell>
          <table:table-cell table:style-name="ACE-21" table:formula="of:=[.E28]" office:value-type="float" office:value="1">
            <text:p>1</text:p>
          </table:table-cell>
          <table:table-cell table:number-columns-spanned="2" table:style-name="ACE-37" table:formula="of:=IF([.F28]=&quot;&quot;;&quot;&quot;;IF([.F28]=&quot;/&quot;;0;IF([.F28]&lt;1;0;IF([.F28]&gt;1.5;IF([.F28]&lt;=2;-3;-15);-1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expAccuracy</text:p>
          </table:table-cell>
          <table:covered-table-cell/>
          <table:table-cell table:number-columns-repeated="1015" table:style-name="ACE-8"/>
        </table:table-row>
        <table:table-row table:style-name="AROW-15">
          <table:table-cell table:style-name="ACE-4" office:value-type="string">
            <text:p>回收丝掺配 <text:s text:c="9"/>blending recycling tobacco</text:p>
          </table:table-cell>
          <table:table-cell table:style-name="ACE-10" office:value-type="string">
            <text:p>物料识别 Material Identification</text:p>
          </table:table-cell>
          <table:table-cell table:number-columns-spanned="3" table:style-name="ACE-11" office:value-type="string">
            <text:p>按工艺要求使用 According to the technological requirements </text:p>
          </table:table-cell>
          <table:covered-table-cell table:number-columns-repeated="2"/>
          <table:table-cell table:number-columns-spanned="2" table:style-name="ACE-37" table:formula="of:=IF([.F30]=&quot;&quot;;&quot;&quot;;IF([.F30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reMatOK</text:p>
          </table:table-cell>
          <table:covered-table-cell/>
          <table:table-cell table:number-columns-repeated="1015" table:style-name="ACE-8"/>
        </table:table-row>
        <table:table-row table:style-name="AROW-30">
          <table:table-cell table:number-rows-spanned="3" table:style-name="ACE-2" office:value-type="string">
            <text:p>加香 <text:s text:c="15"/>Add spice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料液标识符合生产牌号 liquid Identification according to the product</text:p>
          </table:table-cell>
          <table:covered-table-cell table:number-columns-repeated="2"/>
          <table:table-cell table:number-columns-spanned="2" table:style-name="ACE-37" table:formula="of:=IF([.F31]=&quot;&quot;;&quot;&quot;;IF([.F31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flavorMatOK</text:p>
          </table:table-cell>
          <table:covered-table-cell/>
          <table:table-cell table:number-columns-repeated="1015" table:style-name="ACE-8"/>
        </table:table-row>
        <table:table-row table:style-name="AROW-31">
          <table:covered-table-cell/>
          <table:table-cell table:style-name="ACE-9" office:value-type="string">
            <text:p>加香累计精度（%）The cumulative accuracy of <text:s/>Adding spice</text:p>
          </table:table-cell>
          <table:table-cell table:style-name="ACE-8"/>
          <table:table-cell table:style-name="ACE-13" office:value-type="string">
            <text:p>≤</text:p>
          </table:table-cell>
          <table:table-cell table:style-name="ACE-21" table:formula="of:=[.E32]" office:value-type="float" office:value="1">
            <text:p>1</text:p>
          </table:table-cell>
          <table:table-cell table:number-columns-spanned="2" table:style-name="ACE-37" table:formula="of:=IF([.F32]=&quot;&quot;;&quot;&quot;;IF([.F32]=&quot;/&quot;;0;IF([.F32]&lt;1;0;IF([.F32]&gt;1.5;IF([.F32]&lt;=2;-3;-15);-1)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flavorAccuracy</text:p>
          </table:table-cell>
          <table:covered-table-cell/>
          <table:table-cell table:number-columns-repeated="1015" table:style-name="ACE-8"/>
        </table:table-row>
        <table:table-row table:style-name="AROW-32">
          <table:covered-table-cell/>
          <table:table-cell table:style-name="ACE-9" office:value-type="string">
            <text:p>出口物料含水率（%）material moisture of material outlet</text:p>
          </table:table-cell>
          <table:table-cell table:style-name="ACE-17" table:formula="of:=[.C34]" office:value-type="float" office:value="12.800000000000001">
            <text:p>12.8</text:p>
          </table:table-cell>
          <table:table-cell table:style-name="ACE-13" office:value-type="string">
            <text:p>-</text:p>
          </table:table-cell>
          <table:table-cell table:style-name="ACE-21" table:formula="of:=[.E34]" office:value-type="float" office:value="13.800000000000001">
            <text:p>13.8</text:p>
          </table:table-cell>
          <table:table-cell table:number-columns-spanned="2" table:style-name="ACE-37" table:formula="of:=IF([.F33]=&quot;&quot;;&quot;&quot;;IF([.F33]&lt;[.$G34];-0.5;IF([.F33]&gt;[.$I34];-0.5;0)))+IF([.G33]=&quot;&quot;;&quot;&quot;;IF([.G33]&lt;[.$G34];-0.5;IF([.G33]&gt;[.$I34];-0.5;0)))+IF([.F34]=&quot;&quot;;&quot;&quot;;IF([.G33]&lt;[.$G34];-0.5;IF([.G33]&gt;[.$I34];-0.5;0)))+IF([.G34]=&quot;&quot;;&quot;&quot;;IF([.G34]&lt;[.$G34];-0.5;IF([.G34]&gt;[.$I34];-0.5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flavorMoist</text:p>
          </table:table-cell>
          <table:covered-table-cell/>
          <table:table-cell table:number-columns-repeated="1015" table:style-name="ACE-8"/>
        </table:table-row>
        <table:table-row table:style-name="AROW-4">
          <table:table-cell table:number-rows-spanned="2" table:style-name="ACE-2" office:value-type="string">
            <text:p>混丝贮存 <text:s text:c="10"/>blend tobaccos storage</text:p>
          </table:table-cell>
          <table:table-cell table:style-name="ACE-9" office:value-type="string">
            <text:p>物料识别 Material Identification</text:p>
          </table:table-cell>
          <table:table-cell table:number-columns-spanned="3" table:style-name="ACE-11" office:value-type="string">
            <text:p>物料不应出现混装 Every batch of material should not be mixed</text:p>
          </table:table-cell>
          <table:covered-table-cell table:number-columns-repeated="2"/>
          <table:table-cell table:number-columns-spanned="2" table:style-name="ACE-37" table:formula="of:=IF([.F35]=&quot;&quot;;&quot;&quot;;IF([.F35]=&quot;不符合&quot;;-30;0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storMatOK</text:p>
          </table:table-cell>
          <table:covered-table-cell/>
          <table:table-cell table:number-columns-repeated="1015" table:style-name="ACE-8"/>
        </table:table-row>
        <table:table-row table:style-name="AROW-33">
          <table:covered-table-cell/>
          <table:table-cell table:style-name="ACE-9" office:value-type="string">
            <text:p>贮丝含水率（%）moisture cotent of tobaccos</text:p>
          </table:table-cell>
          <table:table-cell table:style-name="ACE-17" table:formula="of:=[.C36]" office:value-type="string" office:string-value="/">
            <text:p>/</text:p>
          </table:table-cell>
          <table:table-cell table:style-name="ACE-13" office:value-type="string">
            <text:p>-</text:p>
          </table:table-cell>
          <table:table-cell table:style-name="ACE-21" table:formula="of:=[.E36]" office:value-type="string" office:string-value="/">
            <text:p>/</text:p>
          </table:table-cell>
          <table:table-cell table:number-columns-spanned="2" table:style-name="ACE-37" table:formula="of:=IF([.F36]=&quot;&quot;;&quot;&quot;;IF([.F36]&lt;[.$G36];-0.5;IF([.F36]&gt;[.$I36];-0.5;0)))+IF([.G36]=&quot;&quot;;&quot;&quot;;IF([.G36]&lt;[.$G36];-0.5;IF([.G36]&gt;[.$I36];-0.5;0)))+IF([.F37]=&quot;&quot;;&quot;&quot;;IF([.F37]&lt;[.$G36];-0.5;IF([.F37]&gt;[.$I36];-0.5;0)))+IF([.G37]=&quot;&quot;;&quot;&quot;;IF([.G37]&lt;[.$G36];-0.5;IF([.G37]&gt;[.$I36];-0.5;0)))" office:value-type="float" office:value="0">
            <text:p>0</text:p>
          </table:table-cell>
          <table:covered-table-cell/>
          <table:table-cell table:number-columns-spanned="2" table:style-name="ACE-37" office:value-type="string">
            <text:p>blendstorMoist</text:p>
          </table:table-cell>
          <table:covered-table-cell/>
          <table:table-cell table:number-columns-repeated="1015" table:style-name="ACE-8"/>
        </table:table-row>
        <table:table-row table:style-name="AROW-19">
          <table:table-cell table:number-rows-spanned="3" table:style-name="ACE-2" office:value-type="string">
            <text:p>特殊检验环节 <text:s text:c="8"/>Special inspection link</text:p>
          </table:table-cell>
          <table:table-cell table:number-rows-spanned="2" table:style-name="ACE-9" office:value-type="string">
            <text:p>成品烟丝结构（%）size proportion of cut tobacco</text:p>
          </table:table-cell>
          <table:table-cell table:style-name="ACE-13" office:value-type="string">
            <text:p>整丝率Proportion of long strands</text:p>
          </table:table-cell>
          <table:table-cell table:style-name="ACE-13" office:value-type="string">
            <text:p>≥</text:p>
          </table:table-cell>
          <table:table-cell table:style-name="ACE-21" table:formula="of:=[.E38]" office:value-type="float" office:value="75">
            <text:p>75</text:p>
          </table:table-cell>
          <table:table-cell table:number-columns-spanned="2" table:style-name="ACE-37" table:formula="of:=IF([.F38]=&quot;&quot;;&quot;&quot;;IF([.F38]=&quot;/&quot;;0;IF([.F38]&lt;[.$I38];-1;0)))" office:value-type="float" office:value="0">
            <text:p>0</text:p>
          </table:table-cell>
          <table:covered-table-cell/>
          <table:table-cell table:number-columns-spanned="2" table:style-name="ACE-45" office:value-type="string">
            <text:p>amountLongStems</text:p>
          </table:table-cell>
          <table:covered-table-cell/>
          <table:table-cell table:number-columns-repeated="1015" table:style-name="ACE-8"/>
        </table:table-row>
        <table:table-row table:style-name="AROW-34">
          <table:covered-table-cell table:number-columns-repeated="2"/>
          <table:table-cell table:style-name="ACE-13" office:value-type="string">
            <text:p>碎丝率Proportion of small strands</text:p>
          </table:table-cell>
          <table:table-cell table:style-name="ACE-13" office:value-type="string">
            <text:p>≤</text:p>
          </table:table-cell>
          <table:table-cell table:style-name="ACE-21" table:formula="of:=[.E39]" office:value-type="float" office:value="4.5">
            <text:p>4.5</text:p>
          </table:table-cell>
          <table:table-cell table:number-columns-spanned="2" table:style-name="ACE-37" table:formula="of:=IF([.F39]=&quot;&quot;;&quot;&quot;;IF([.F39]=&quot;/&quot;;0;IF([.F39]&gt;[.$I39];-1;0)))" office:value-type="float" office:value="-1">
            <text:p>−1</text:p>
          </table:table-cell>
          <table:covered-table-cell/>
          <table:table-cell table:number-columns-spanned="2" table:style-name="ACE-45" office:value-type="string">
            <text:p>amountShortStems</text:p>
          </table:table-cell>
          <table:covered-table-cell/>
          <table:table-cell table:number-columns-repeated="1015" table:style-name="ACE-8"/>
        </table:table-row>
        <table:table-row table:style-name="AROW-15">
          <table:covered-table-cell/>
          <table:table-cell table:style-name="ACE-9" office:value-type="string">
            <text:p>成品烟丝填充值（cm3/g）filling value of cut tobacco</text:p>
          </table:table-cell>
          <table:table-cell table:style-name="ACE-13" office:value-type="string">
            <text:p>填充值filling value</text:p>
          </table:table-cell>
          <table:table-cell table:style-name="ACE-13" office:value-type="string">
            <text:p>≥</text:p>
          </table:table-cell>
          <table:table-cell table:style-name="ACE-21" table:formula="of:=[.E40]" office:value-type="float" office:value="4.7999999999999998">
            <text:p>4.8</text:p>
          </table:table-cell>
          <table:table-cell table:number-columns-spanned="2" table:style-name="ACE-37" table:formula="of:=IF([.F40]=&quot;&quot;;&quot;&quot;;IF([.F40]=&quot;/&quot;;0;IF([.F40]&lt;[.$I40];-1;0)))" office:value-type="float" office:value="0">
            <text:p>0</text:p>
          </table:table-cell>
          <table:covered-table-cell/>
          <table:table-cell table:number-columns-spanned="2" table:style-name="ACE-48" office:value-type="string">
            <text:p>fillingPower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1" office:value-type="string">
            <text:p>制丝综合质量得分comprehensive quality score of the whole process</text:p>
          </table:table-cell>
          <table:covered-table-cell table:number-columns-repeated="4"/>
          <table:table-cell table:number-columns-spanned="2" table:style-name="ACE-47" table:formula="of:=IF(SUM([.F45:.G76])+100=&quot;&quot;;&quot;&quot;;IF(SUM([.F45:.G76])+100&lt;0;0;SUM([.F45:.G76])+100))" office:value-type="float" office:value="97.5">
            <text:p>97.5</text:p>
          </table:table-cell>
          <table:covered-table-cell/>
          <table:table-cell table:number-columns-spanned="2" table:style-name="ACE-47" office:value-type="string">
            <text:p>score</text:p>
          </table:table-cell>
          <table:covered-table-cell/>
          <table:table-cell table:number-columns-repeated="1015" table:style-name="ACE-8"/>
        </table:table-row>
        <table:table-row table:style-name="AROW-35">
          <table:table-cell table:number-columns-spanned="5" table:style-name="ACE-5" office:value-type="string">
            <text:p>判定结果 inspection result</text:p>
          </table:table-cell>
          <table:covered-table-cell table:number-columns-repeated="4"/>
          <table:table-cell table:number-columns-spanned="2" table:style-name="ACE-38" table:content-validation-name="VAL-12" office:value-type="string">
            <text:p>待判</text:p>
          </table:table-cell>
          <table:covered-table-cell/>
          <table:table-cell table:number-columns-spanned="2" table:style-name="ACE-8" office:value-type="string">
            <text:p>result</text:p>
          </table:table-cell>
          <table:covered-table-cell/>
          <table:table-cell table:style-name="ACE-8" office:value-type="string">
            <text:p>合格 eligible</text:p>
          </table:table-cell>
          <table:table-cell table:number-columns-repeated="1014" table:style-name="ACE-8"/>
        </table:table-row>
        <table:table-row table:style-name="AROW-2">
          <table:table-cell table:number-columns-spanned="5" table:style-name="ACE-5" office:value-type="string">
            <text:p>待判或不合格原因 The cause of the unqualified or pending approval</text:p>
          </table:table-cell>
          <table:covered-table-cell table:number-columns-repeated="4"/>
          <table:table-cell table:number-columns-spanned="2" table:style-name="ACE-39" table:content-validation-name="VAL-13"/>
          <table:covered-table-cell/>
          <table:table-cell table:number-columns-spanned="2" table:style-name="ACE-8" office:value-type="string">
            <text:p>pendingReason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5" office:value-type="string">
            <text:p>检验员 inspector</text:p>
          </table:table-cell>
          <table:covered-table-cell table:number-columns-repeated="4"/>
          <table:table-cell table:number-columns-spanned="2" table:style-name="ACE-40" table:content-validation-name="VAL-14" office:value-type="string">
            <text:p>刘卫红</text:p>
          </table:table-cell>
          <table:covered-table-cell/>
          <table:table-cell table:number-columns-spanned="2" table:style-name="ACE-8" office:value-type="string">
            <text:p>inspector</text:p>
          </table:table-cell>
          <table:covered-table-cell/>
          <table:table-cell table:number-columns-repeated="1015" table:style-name="ACE-8"/>
        </table:table-row>
        <table:table-row table:style-name="AROW-0">
          <table:table-cell table:number-columns-spanned="5" table:style-name="ACE-6"/>
          <table:covered-table-cell table:number-columns-repeated="4"/>
          <table:table-cell table:number-columns-repeated="4" table:style-name="ACE-46"/>
          <table:table-cell table:number-columns-repeated="1015" table:style-name="ACE-8"/>
        </table:table-row>
        <table:table-row table:style-name="AROW-2">
          <table:table-cell table:number-columns-spanned="5" table:style-name="ACE-5" office:value-type="string">
            <text:p>待判或不合格物料处理方式Dispose of the unqualified or pending approval production</text:p>
          </table:table-cell>
          <table:covered-table-cell table:number-columns-repeated="4"/>
          <table:table-cell table:number-columns-spanned="2" table:style-name="ACE-41" table:content-validation-name="VAL-15" office:value-type="string">
            <text:p>质管室组织评审</text:p>
          </table:table-cell>
          <table:covered-table-cell/>
          <table:table-cell table:number-columns-spanned="2" table:style-name="ACE-8" office:value-type="string">
            <text:p>disposal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7" office:value-type="string">
            <text:p>物料处理通知编号 materials-handling notification number</text:p>
          </table:table-cell>
          <table:covered-table-cell table:number-columns-repeated="4"/>
          <table:table-cell table:number-columns-spanned="2" table:style-name="ACE-35" table:content-validation-name="VAL-11"/>
          <table:covered-table-cell/>
          <table:table-cell table:number-columns-spanned="2" table:style-name="ACE-45" office:value-type="string">
            <text:p>matNotNR</text:p>
          </table:table-cell>
          <table:covered-table-cell/>
          <table:table-cell table:number-columns-repeated="1015" table:style-name="ACE-8"/>
        </table:table-row>
        <table:table-row table:style-name="AROW-2">
          <table:table-cell table:number-columns-spanned="5" table:style-name="ACE-5" office:value-type="string">
            <text:p>检验员 inspector</text:p>
          </table:table-cell>
          <table:covered-table-cell table:number-columns-repeated="4"/>
          <table:table-cell table:number-columns-spanned="2" table:style-name="ACE-42" table:content-validation-name="VAL-16"/>
          <table:covered-table-cell/>
          <table:table-cell table:number-columns-spanned="2" table:style-name="ACE-8" office:value-type="string">
            <text:p>inspectorDis</text:p>
          </table:table-cell>
          <table:covered-table-cell/>
          <table:table-cell table:number-columns-repeated="1015" table:style-name="ACE-8"/>
        </table:table-row>
        <table:table-row table:style-name="AROW-0" table:number-rows-repeated="1048492">
          <table:table-cell table:number-columns-repeated="1024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8" gnm:cursor-row="21">
          <gnm:selection gnm:start-col="8" gnm:start-row="21" gnm:end-col="8" gnm:end-row="2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55" table:style-name="ACOL-0"/>
        <table:table-column table:default-cell-style-name="ACE-55" table:style-name="ACOL-0" table:number-columns-repeated="1023"/>
        <table:table-row table:style-name="AROW-37" table:number-rows-repeated="1048576">
          <table:table-cell table:number-columns-repeated="1024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0">
      <number:text-content/>
      <style:map style:condition="value()&gt;0" style:apply-style-name="ND-0-0"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25pt" style:use-optimal-column-width="true"/>
    </style:default-style>
    <style:default-style style:family="table-row">
      <style:table-row-properties style:row-height="13.8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.146788385421928e-15pt" svg:height="3.146788385421928e-15pt" style:dynamic-spacing="true"/>
      </style:header-style>
      <style:footer-style>
        <style:header-footer-properties fo:border="none" style:shadow="none" fo:padding="0pt" fo:margin="0pt" fo:min-height="3.146788385421928e-15pt" svg:height="3.146788385421928e-15pt" style:dynamic-spacing="true"/>
      </style:footer-style>
    </style:page-layout>
    <style:page-layout style:name="pl-1" style:page-usage="all">
      <style:page-layout-properties fo:margin-top="54pt" fo:margin-bottom="54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.146788385421928e-15pt" svg:height="3.146788385421928e-15pt" style:dynamic-spacing="true"/>
      </style:header-style>
      <style:footer-style>
        <style:header-footer-properties fo:border="none" style:shadow="none" fo:padding="0pt" fo:margin="0pt" fo:min-height="3.146788385421928e-15pt" svg:height="3.146788385421928e-15pt" style:dynamic-spacing="true"/>
      </style:footer-style>
    </style:page-layout>
  </office:automatic-styles>
  <office:master-styles>
    <style:master-page style:name="ta-mp-0" style:display-name="Sheet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6-08-17T09:12:18Z</dc:date>
    <meta:creation-date>2006-09-13T11:21:51Z</meta:creation-date>
    <meta:editing-cycles>13</meta:editing-cycles>
    <meta:editing-duration>PT2H22M37S</meta:editing-duration>
    <meta:generator>gnumeric/1.12.23</meta:generator>
  </office:meta>
</office:document-meta>
</file>